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5091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>
            <text:p>#ore_name</text:p>
          </table:table-cell>
          <table:table-cell table:style-name="ce1" office:value-type="string">
            <text:p>texture_name</text:p>
          </table:table-cell>
          <table:table-cell table:style-name="ce2" office:value-type="string">
            <text:p>weight</text:p>
          </table:table-cell>
          <table:table-cell table:style-name="ce1" office:value-type="string">
            <text:p>extraction_tim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propulsion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iron</text:p>
          </table:table-cell>
          <table:table-cell office:value-type="string">
            <text:p>2D/ore_iron.png</text:p>
          </table:table-cell>
          <table:table-cell office:value-type="float" office:value="1">
            <text:p>1</text:p>
          </table:table-cell>
          <table:table-cell office:value-type="string">
            <text:p>4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ilver</text:p>
          </table:table-cell>
          <table:table-cell office:value-type="string">
            <text:p>2D/ore_silver.png</text:p>
          </table:table-cell>
          <table:table-cell office:value-type="float" office:value="4">
            <text:p>4</text:p>
          </table:table-cell>
          <table:table-cell office:value-type="string">
            <text:p>10f.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gold</text:p>
          </table:table-cell>
          <table:table-cell office:value-type="string">
            <text:p>2D/ore_gold.png</text:p>
          </table:table-cell>
          <table:table-cell office:value-type="float" office:value="10">
            <text:p>10</text:p>
          </table:table-cell>
          <table:table-cell office:value-type="string">
            <text:p>20.f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oil</text:p>
          </table:table-cell>
          <table:table-cell office:value-type="string">
            <text:p>2D/ore_oil.png</text:p>
          </table:table-cell>
          <table:table-cell office:value-type="float" office:value="1">
            <text:p>1</text:p>
          </table:table-cell>
          <table:table-cell office:value-type="string">
            <text:p>0.5f</text:p>
          </table:table-cell>
          <table:table-cell table:number-columns-repeated="2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deuterium</text:p>
          </table:table-cell>
          <table:table-cell office:value-type="string">
            <text:p>2D/ore_deuterium.png</text:p>
          </table:table-cell>
          <table:table-cell office:value-type="float" office:value="1">
            <text:p>1</text:p>
          </table:table-cell>
          <table:table-cell office:value-type="string">
            <text:p>5.f</text:p>
          </table:table-cell>
          <table:table-cell table:number-columns-repeated="2" office:value-type="float" office:value="3">
            <text:p>3</text:p>
          </table:table-cell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5/29/2016</text:date>, <text:time>17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29T17:37:41.27</dc:date>
    <dc:creator>Wister </dc:creator>
    <meta:editing-duration>PT6M38S</meta:editing-duration>
    <meta:editing-cycles>16</meta:editing-cycles>
    <meta:document-statistic meta:table-count="1" meta:cell-count="36" meta:object-count="0"/>
  </office:meta>
</office:document-meta>
</file>